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ndada" svg:font-family="Andada" style:font-family-generic="system"/>
  </office:font-face-decls>
  <office:automatic-styles>
    <style:style style:name="P1" style:parent-style-name="Überschrift1" style:master-page-name="MP0" style:family="paragraph">
      <style:paragraph-properties fo:break-before="page"/>
    </style:style>
  </office:automatic-styles>
  <office:body>
    <office:text text:use-soft-page-breaks="true">
      <text:h text:style-name="P1" text:outline-level="1">Konzept VUI</text:h>
      <text:p text:style-name="Standard"/>
      <text:p text:style-name="Standard">Der Sprachassistent für meinen Karten-display Prototypen soll Informationspriorisiert handeln. Sprich, der Assistent gibt eine einfache und schnelle Möglichkeit Kartentypen zu Identifizieren und ausfindig zu machen. Zusätzlich soll der Assistent die angezeigten Informationstexte vorlesen können. Viele dieser Texte sind nämlich komplizierter verfasste Fließtexte und oftmals schwer zu lesen. Hierbei hilft der Assistent einen gewissen gemütlichkeits-faktor hinzuzufügen sowie für Menschen mit Beeinträchtigung eine Erleichterung darzustellen.<text:s/><text:line-break/><text:line-break/>Ggf. kann ein Modus für Sehschwächen beinhaltet werden, der auch beim hovern über eine Karte bereits wiedergibt, um welchen Teil der<text:s/>Karte es sich handel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ndada" svg:font-family="Andada"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Überschrift3" style:next-style-name="Standard" style:default-outline-level="2">
      <style:paragraph-properties fo:margin-top="0in" fo:line-height="100%"/>
      <style:text-properties style:font-name="Andada" fo:font-weight="bold" style:font-weight-asian="bold" fo:color="#C00000" fo:font-size="26pt" style:font-size-asian="26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2Zchn" style:display-name="Überschrift 2 Zchn" style:family="text" style:parent-style-name="Absatz-Standardschriftart">
      <style:text-properties style:font-name="Andada" style:font-name-asian="Times New Roman" style:font-name-complex="Times New Roman" fo:font-weight="bold" style:font-weight-asian="bold" fo:color="#C00000" fo:font-size="26pt" style:font-size-asian="26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xander Thier</meta:initial-creator>
    <dc:creator>Alexander Thier</dc:creator>
    <meta:creation-date>2022-01-11T18:05:00Z</meta:creation-date>
    <dc:date>2022-01-11T18:06:00Z</dc:date>
    <meta:print-date>2022-01-11T18:06:00Z</meta:print-date>
    <meta:template xlink:href="Normal" xlink:type="simple"/>
    <meta:editing-cycles>3</meta:editing-cycles>
    <meta:editing-duration>PT0S</meta:editing-duration>
    <meta:document-statistic meta:page-count="1" meta:paragraph-count="1" meta:word-count="98" meta:character-count="715" meta:row-count="5" meta:non-whitespace-character-count="618"/>
  </office:meta>
</office:document-meta>
</file>